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goodsmile.info/en/product/7444/MODEROID+Strelitzia.html" text:style-name="Internet_20_link" text:visited-style-name="Visited_20_Internet_20_Link">https://www.goodsmile.info/en/product/7444/MODEROID+Strelitzia.html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13:33:27.523414516</meta:creation-date>
    <dc:date>2021-03-10T13:33:58.518783954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67" meta:non-whitespace-character-count="67"/>
    <meta:generator>LibreOffice/6.0.7.3$Linux_X86_64 LibreOffice_project/00m0$Build-3</meta:generator>
  </office:meta>
</office:document-meta>
</file>